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port - cities and greater cities [urb_ctran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ast update</text:p>
          </table:table-cell>
          <table:table-cell table:style-name="ce3" office:value-type="date" office:date-value="2018-06-21T06:52:26" calcext:value-type="date">
            <text:p>21.0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cted on</text:p>
          </table:table-cell>
          <table:table-cell table:style-name="ce3" office:value-type="date" office:date-value="2018-07-02T14:10:05.864" calcext:value-type="date">
            <text:p>02.07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of data</text:p>
          </table:table-cell>
          <table:table-cell table:style-name="ce1" office:value-type="string" calcext:value-type="string">
            <text:p>Eurost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IC_UR</text:p>
          </table:table-cell>
          <table:table-cell table:style-name="ce1" office:value-type="string" calcext:value-type="string">
            <text:p>Share of journeys to work by bicycle -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ITIES/TIME</text:p>
          </table:table-cell>
          <table:table-cell table:style-name="ce2" office:value-type="string" calcext:value-type="string">
            <text:p>1990</text:p>
          </table:table-cell>
          <table:table-cell table:style-name="ce2" office:value-type="string" calcext:value-type="string">
            <text:p>1991</text:p>
          </table:table-cell>
          <table:table-cell table:style-name="ce2" office:value-type="string" calcext:value-type="string">
            <text:p>1992</text:p>
          </table:table-cell>
          <table:table-cell table:style-name="ce2" office:value-type="string" calcext:value-type="string">
            <text:p>1993</text:p>
          </table:table-cell>
          <table:table-cell table:style-name="ce2" office:value-type="string" calcext:value-type="string">
            <text:p>1994</text:p>
          </table:table-cell>
          <table:table-cell table:style-name="ce2" office:value-type="string" calcext:value-type="string">
            <text:p>1995</text:p>
          </table:table-cell>
          <table:table-cell table:style-name="ce2" office:value-type="string" calcext:value-type="string">
            <text:p>1996</text:p>
          </table:table-cell>
          <table:table-cell table:style-name="ce2" office:value-type="string" calcext:value-type="string">
            <text:p>1997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string" calcext:value-type="string">
            <text:p>1999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8.46" calcext:value-type="float">
            <text:p>8.46</text:p>
          </table:table-cell>
          <table:table-cell table:number-columns-repeated="16" table:style-name="ce4" office:value-type="string" calcext:value-type="string">
            <text:p>:</text:p>
          </table:table-cell>
          <table:table-cell table:style-name="ce5" office:value-type="float" office:value="8.98" calcext:value-type="float">
            <text:p>8.98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6" calcext:value-type="float">
            <text:p>8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uxelles / Brussel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2.26" calcext:value-type="float">
            <text:p>2.26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9" calcext:value-type="float">
            <text:p>1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twerpen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3.04" calcext:value-type="float">
            <text:p>13.04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nt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2.55" calcext:value-type="float">
            <text:p>12.55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arleroi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ège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ugge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22.78" calcext:value-type="float">
            <text:p>22.78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4.71" calcext:value-type="float">
            <text:p>24.7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mur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.85" calcext:value-type="float">
            <text:p>1.85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08" calcext:value-type="float">
            <text:p>1.0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uve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5.26" calcext:value-type="float">
            <text:p>15.2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n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7" calcext:value-type="float">
            <text:p>1.5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rtrij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5.74" calcext:value-type="float">
            <text:p>15.7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ostend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0.1" calcext:value-type="float">
            <text:p>20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5.03" calcext:value-type="float">
            <text:p>15.0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fia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ovdiv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rna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rgas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even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use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1" calcext:value-type="float">
            <text:p>11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din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ara Zagora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ive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obric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ume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rni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Yambo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8" calcext:value-type="float">
            <text:p>18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skov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8" calcext:value-type="float">
            <text:p>18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zardzhi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8" calcext:value-type="float">
            <text:p>18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lagoevgra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liko Tarnov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rats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13" calcext:value-type="float">
            <text:p>3.13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ah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3" calcext:value-type="float">
            <text:p>0.3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no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trav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z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Ústí nad Labe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lomouc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berec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ské Budejovi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radec Králové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dubi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lí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lad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rlovy Var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ihla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vírov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s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rviná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omutov-Jirkov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number-columns-repeated="12" table:style-name="ce4" office:value-type="string" calcext:value-type="string">
            <text:p>:</text:p>
          </table:table-cell>
          <table:table-cell table:style-name="ce5" office:value-type="float" office:value="23.83" calcext:value-type="float">
            <text:p>23.83</text:p>
          </table:table-cell>
          <table:table-cell table:style-name="ce5" office:value-type="float" office:value="21.42" calcext:value-type="float">
            <text:p>21.42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øbenhav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9" calcext:value-type="float">
            <text:p>2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6.12" calcext:value-type="float">
            <text:p>36.12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øbenhavn (greater city)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19.73" calcext:value-type="float">
            <text:p>19.73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Århus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2" calcext:value-type="float">
            <text:p>22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6.98" calcext:value-type="float">
            <text:p>26.98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dense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9" calcext:value-type="float">
            <text:p>2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3.74" calcext:value-type="float">
            <text:p>33.74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alborg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0" calcext:value-type="float">
            <text:p>2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1.39" calcext:value-type="float">
            <text:p>21.39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7.9" calcext:value-type="float">
            <text:p>7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6" calcext:value-type="float">
            <text:p>7.60</text:p>
          </table:table-cell>
          <table:table-cell table:number-columns-repeated="5" table:style-name="ce5" office:value-type="float" office:value="8.9" calcext:value-type="float">
            <text:p>8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8" calcext:value-type="float">
            <text:p>8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.7" calcext:value-type="float">
            <text:p>6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4" calcext:value-type="float">
            <text:p>7.40</text:p>
          </table:table-cell>
          <table:table-cell table:number-columns-repeated="5" table:style-name="ce5" office:value-type="float" office:value="9.9" calcext:value-type="float">
            <text:p>9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8" calcext:value-type="float">
            <text:p>10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10" table:style-name="ce4" office:value-type="string" calcext:value-type="string">
            <text:p>:</text:p>
          </table:table-cell>
          <table:table-cell table:number-columns-repeated="2" table:style-name="ce5" office:value-type="float" office:value="7" calcext:value-type="float">
            <text:p>7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8" calcext:value-type="float">
            <text:p>7.80</text:p>
          </table:table-cell>
          <table:table-cell table:number-columns-repeated="5" table:style-name="ce5" office:value-type="float" office:value="9.3" calcext:value-type="float">
            <text:p>9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7" calcext:value-type="float">
            <text:p>8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7.8" calcext:value-type="float">
            <text:p>7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2" calcext:value-type="float">
            <text:p>8.20</text:p>
          </table:table-cell>
          <table:table-cell table:number-columns-repeated="5" table:style-name="ce5" office:value-type="float" office:value="10.1" calcext:value-type="float">
            <text:p>10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7" calcext:value-type="float">
            <text:p>10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öl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7.6" calcext:value-type="float">
            <text:p>7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7" calcext:value-type="float">
            <text:p>8.70</text:p>
          </table:table-cell>
          <table:table-cell table:number-columns-repeated="5" table:style-name="ce5" office:value-type="float" office:value="10.9" calcext:value-type="float">
            <text:p>10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1" calcext:value-type="float">
            <text:p>11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ankfurt am Mai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style-name="ce5" office:value-type="float" office:value="6.1" calcext:value-type="float">
            <text:p>6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2" calcext:value-type="float">
            <text:p>7.20</text:p>
          </table:table-cell>
          <table:table-cell table:number-columns-repeated="5" table:style-name="ce5" office:value-type="float" office:value="9.6" calcext:value-type="float">
            <text:p>9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5" table:style-name="ce5" office:value-type="float" office:value="2.3" calcext:value-type="float">
            <text:p>2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1" calcext:value-type="float">
            <text:p>2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6" calcext:value-type="float">
            <text:p>3.60</text:p>
          </table:table-cell>
          <table:table-cell table:number-columns-repeated="5" table:style-name="ce5" office:value-type="float" office:value="4.7" calcext:value-type="float">
            <text:p>4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7" calcext:value-type="float">
            <text:p>4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4" calcext:value-type="float">
            <text:p>7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3" calcext:value-type="float">
            <text:p>10.30</text:p>
          </table:table-cell>
          <table:table-cell table:number-columns-repeated="5" table:style-name="ce5" office:value-type="float" office:value="15.3" calcext:value-type="float">
            <text:p>15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7" calcext:value-type="float">
            <text:p>14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1" calcext:value-type="float">
            <text:p>7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3" table:style-name="ce5" office:value-type="float" office:value="13.8" calcext:value-type="float">
            <text:p>13.80</text:p>
          </table:table-cell>
          <table:table-cell table:number-columns-repeated="2" table:style-name="ce5" office:value-type="float" office:value="13.7" calcext:value-type="float">
            <text:p>13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2" calcext:value-type="float">
            <text:p>14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ortmund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9" calcext:value-type="float">
            <text:p>3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5" table:style-name="ce5" office:value-type="float" office:value="4.6" calcext:value-type="float">
            <text:p>4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7" calcext:value-type="float">
            <text:p>3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üsseldorf</text:p>
          </table:table-cell>
          <table:table-cell table:number-columns-repeated="10" table:style-name="ce4" office:value-type="string" calcext:value-type="string">
            <text:p>:</text:p>
          </table:table-cell>
          <table:table-cell table:number-columns-repeated="2" table:style-name="ce5" office:value-type="float" office:value="6" calcext:value-type="float">
            <text:p>6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5" table:style-name="ce5" office:value-type="float" office:value="9.7" calcext:value-type="float">
            <text:p>9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3" calcext:value-type="float">
            <text:p>8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me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7.8" calcext:value-type="float">
            <text:p>17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8.6" calcext:value-type="float">
            <text:p>18.60</text:p>
          </table:table-cell>
          <table:table-cell table:number-columns-repeated="4" table:style-name="ce5" office:value-type="float" office:value="18.8" calcext:value-type="float">
            <text:p>18.80</text:p>
          </table:table-cell>
          <table:table-cell table:style-name="ce5" office:value-type="float" office:value="18.9" calcext:value-type="float">
            <text:p>18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1.1" calcext:value-type="float">
            <text:p>21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4.3" calcext:value-type="float">
            <text:p>14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2.7" calcext:value-type="float">
            <text:p>12.70</text:p>
          </table:table-cell>
          <table:table-cell table:number-columns-repeated="5" table:style-name="ce5" office:value-type="float" office:value="16.4" calcext:value-type="float">
            <text:p>16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9.1" calcext:value-type="float">
            <text:p>19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.8" calcext:value-type="float">
            <text:p>6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9" calcext:value-type="float">
            <text:p>6.90</text:p>
          </table:table-cell>
          <table:table-cell table:number-columns-repeated="5" table:style-name="ce5" office:value-type="float" office:value="9.8" calcext:value-type="float">
            <text:p>9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3" calcext:value-type="float">
            <text:p>9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chum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5" table:style-name="ce5" office:value-type="float" office:value="3.9" calcext:value-type="float">
            <text:p>3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elefeld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2" calcext:value-type="float">
            <text:p>7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8" calcext:value-type="float">
            <text:p>8.80</text:p>
          </table:table-cell>
          <table:table-cell table:number-columns-repeated="5" table:style-name="ce5" office:value-type="float" office:value="8.7" calcext:value-type="float">
            <text:p>8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6" calcext:value-type="float">
            <text:p>7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lle an der Saal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6.7" calcext:value-type="float">
            <text:p>6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1" calcext:value-type="float">
            <text:p>9.10</text:p>
          </table:table-cell>
          <table:table-cell table:number-columns-repeated="5" table:style-name="ce5" office:value-type="float" office:value="11.9" calcext:value-type="float">
            <text:p>11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9" calcext:value-type="float">
            <text:p>11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gde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8" calcext:value-type="float">
            <text:p>5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9" calcext:value-type="float">
            <text:p>7.90</text:p>
          </table:table-cell>
          <table:table-cell table:number-columns-repeated="5" table:style-name="ce5" office:value-type="float" office:value="13.6" calcext:value-type="float">
            <text:p>13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" calcext:value-type="float">
            <text:p>11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2" calcext:value-type="float">
            <text:p>7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9" calcext:value-type="float">
            <text:p>3.90</text:p>
          </table:table-cell>
          <table:table-cell table:number-columns-repeated="5" table:style-name="ce5" office:value-type="float" office:value="5.3" calcext:value-type="float">
            <text:p>5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6" calcext:value-type="float">
            <text:p>3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öttin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8" calcext:value-type="float">
            <text:p>7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2" calcext:value-type="float">
            <text:p>9.20</text:p>
          </table:table-cell>
          <table:table-cell table:style-name="ce5" office:value-type="float" office:value="16.1" calcext:value-type="float">
            <text:p>16.10</text:p>
          </table:table-cell>
          <table:table-cell table:number-columns-repeated="4" table:style-name="ce5" office:value-type="float" office:value="16" calcext:value-type="float">
            <text:p>16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2.4" calcext:value-type="float">
            <text:p>22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ülheim a.d.Ruh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1" calcext:value-type="float">
            <text:p>3.10</text:p>
          </table:table-cell>
          <table:table-cell table:number-columns-repeated="5" table:style-name="ce5" office:value-type="float" office:value="2.7" calcext:value-type="float">
            <text:p>2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ers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5" calcext:value-type="float">
            <text:p>10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5" table:style-name="ce5" office:value-type="float" office:value="11.1" calcext:value-type="float">
            <text:p>11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5" calcext:value-type="float">
            <text:p>11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rmstad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2" calcext:value-type="float">
            <text:p>7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6" calcext:value-type="float">
            <text:p>6.60</text:p>
          </table:table-cell>
          <table:table-cell table:number-columns-repeated="3" table:style-name="ce5" office:value-type="float" office:value="9.1" calcext:value-type="float">
            <text:p>9.10</text:p>
          </table:table-cell>
          <table:table-cell table:number-columns-repeated="2"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6" calcext:value-type="float">
            <text:p>14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i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1" calcext:value-type="float">
            <text:p>3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5" table:style-name="ce5" office:value-type="float" office:value="3.1" calcext:value-type="float">
            <text:p>3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7" calcext:value-type="float">
            <text:p>5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eiburg im Breisgau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3.6" calcext:value-type="float">
            <text:p>13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2.8" calcext:value-type="float">
            <text:p>12.80</text:p>
          </table:table-cell>
          <table:table-cell table:style-name="ce5" office:value-type="float" office:value="31.5" calcext:value-type="float">
            <text:p>31.50</text:p>
          </table:table-cell>
          <table:table-cell table:number-columns-repeated="4" table:style-name="ce5" office:value-type="float" office:value="31.6" calcext:value-type="float">
            <text:p>31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0" calcext:value-type="float">
            <text:p>30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gens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5" calcext:value-type="float">
            <text:p>5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3" calcext:value-type="float">
            <text:p>5.30</text:p>
          </table:table-cell>
          <table:table-cell table:number-columns-repeated="5" table:style-name="ce5" office:value-type="float" office:value="12.5" calcext:value-type="float">
            <text:p>12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.9" calcext:value-type="float">
            <text:p>13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ankfurt (Oder)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5" calcext:value-type="float">
            <text:p>10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4" calcext:value-type="float">
            <text:p>8.40</text:p>
          </table:table-cell>
          <table:table-cell table:number-columns-repeated="5"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eima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9" calcext:value-type="float">
            <text:p>5.90</text:p>
          </table:table-cell>
          <table:table-cell table:number-columns-repeated="5" table:style-name="ce5" office:value-type="float" office:value="7.5" calcext:value-type="float">
            <text:p>7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9" calcext:value-type="float">
            <text:p>9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weri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1.5" calcext:value-type="float">
            <text:p>11.50</text:p>
          </table:table-cell>
          <table:table-cell table:number-columns-repeated="2" table:style-name="ce4" office:value-type="string" calcext:value-type="string">
            <text:p>:</text:p>
          </table:table-cell>
          <table:table-cell table:number-columns-repeated="6" table:style-name="ce5" office:value-type="float" office:value="11.5" calcext:value-type="float">
            <text:p>11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7" calcext:value-type="float">
            <text:p>11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rfur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9" calcext:value-type="float">
            <text:p>5.90</text:p>
          </table:table-cell>
          <table:table-cell table:number-columns-repeated="5" table:style-name="ce5" office:value-type="float" office:value="12" calcext:value-type="float">
            <text:p>12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6" calcext:value-type="float">
            <text:p>9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3" calcext:value-type="float">
            <text:p>8.30</text:p>
          </table:table-cell>
          <table:table-cell table:number-columns-repeated="5" table:style-name="ce5" office:value-type="float" office:value="13" calcext:value-type="float">
            <text:p>13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2" calcext:value-type="float">
            <text:p>14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nn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12.3" calcext:value-type="float">
            <text:p>12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.2" calcext:value-type="float">
            <text:p>13.20</text:p>
          </table:table-cell>
          <table:table-cell table:number-columns-repeated="5" table:style-name="ce5" office:value-type="float" office:value="13.8" calcext:value-type="float">
            <text:p>13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5.7" calcext:value-type="float">
            <text:p>15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10.4" calcext:value-type="float">
            <text:p>10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5" table:style-name="ce5" office:value-type="float" office:value="17.2" calcext:value-type="float">
            <text:p>17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8.7" calcext:value-type="float">
            <text:p>18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önchengladbach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1" calcext:value-type="float">
            <text:p>7.10</text:p>
          </table:table-cell>
          <table:table-cell table:number-columns-repeated="2" table:style-name="ce4" office:value-type="string" calcext:value-type="string">
            <text:p>:</text:p>
          </table:table-cell>
          <table:table-cell table:number-columns-repeated="6" table:style-name="ce5" office:value-type="float" office:value="4.9" calcext:value-type="float">
            <text:p>4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9" calcext:value-type="float">
            <text:p>4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5" table:style-name="ce5" office:value-type="float" office:value="8.7" calcext:value-type="float">
            <text:p>8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4" calcext:value-type="float">
            <text:p>7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ie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9" calcext:value-type="float">
            <text:p>10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.4" calcext:value-type="float">
            <text:p>13.40</text:p>
          </table:table-cell>
          <table:table-cell table:number-columns-repeated="5" table:style-name="ce5" office:value-type="float" office:value="19.8" calcext:value-type="float">
            <text:p>19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8.4" calcext:value-type="float">
            <text:p>18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5" table:style-name="ce5" office:value-type="float" office:value="2" calcext:value-type="float">
            <text:p>2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tsd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3.8" calcext:value-type="float">
            <text:p>13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1" calcext:value-type="float">
            <text:p>14.10</text:p>
          </table:table-cell>
          <table:table-cell table:number-columns-repeated="5" table:style-name="ce5" office:value-type="float" office:value="12.9" calcext:value-type="float">
            <text:p>12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5.2" calcext:value-type="float">
            <text:p>15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blenz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7" calcext:value-type="float">
            <text:p>3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5" table:style-name="ce5" office:value-type="float" office:value="5.1" calcext:value-type="float">
            <text:p>5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5" calcext:value-type="float">
            <text:p>9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stock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9" calcext:value-type="float">
            <text:p>8.9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9.9" calcext:value-type="float">
            <text:p>9.90</text:p>
          </table:table-cell>
          <table:table-cell table:number-columns-repeated="3" table:style-name="ce5" office:value-type="float" office:value="10" calcext:value-type="float">
            <text:p>1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4" calcext:value-type="float">
            <text:p>14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iserslauter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3.2" calcext:value-type="float">
            <text:p>3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serloh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sslingen am Neckar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nau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lhelmshav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3.9" calcext:value-type="float">
            <text:p>23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dwigs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4.8" calcext:value-type="float">
            <text:p>4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übing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lingen-Schwenning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5.5" calcext:value-type="float">
            <text:p>5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lens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1.3" calcext:value-type="float">
            <text:p>11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nstanz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5.8" calcext:value-type="float">
            <text:p>15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umünster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9.8" calcext:value-type="float">
            <text:p>19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ndenburg an der Havel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7.5" calcext:value-type="float">
            <text:p>17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eß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1.5" calcext:value-type="float">
            <text:p>11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üne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6.6" calcext:value-type="float">
            <text:p>16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yreuth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5.5" calcext:value-type="float">
            <text:p>15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lle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4.6" calcext:value-type="float">
            <text:p>24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chaffen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mbe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8.1" calcext:value-type="float">
            <text:p>18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au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ubranden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7.7" calcext:value-type="float">
            <text:p>17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lda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4.7" calcext:value-type="float">
            <text:p>4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empten (Allgäu)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0.6" calcext:value-type="float">
            <text:p>10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ndshut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6.7" calcext:value-type="float">
            <text:p>16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ndelfing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8.7" calcext:value-type="float">
            <text:p>8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senheim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3.5" calcext:value-type="float">
            <text:p>23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ankenthal (Pfalz)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8.2" calcext:value-type="float">
            <text:p>18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ralsund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7.3" calcext:value-type="float">
            <text:p>27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iedrichshafe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ffenburg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5.9" calcext:value-type="float">
            <text:p>15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örlitz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9.6" calcext:value-type="float">
            <text:p>19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kt Augustin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9.2" calcext:value-type="float">
            <text:p>9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u-Ulm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3.4" calcext:value-type="float">
            <text:p>13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weinfurt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0.8" calcext:value-type="float">
            <text:p>10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ifswald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40.2" calcext:value-type="float">
            <text:p>40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etzlar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peyer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21.2" calcext:value-type="float">
            <text:p>21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ssau-Roßlau</text:p>
          </table:table-cell>
          <table:table-cell table:number-columns-repeated="22" table:style-name="ce4" office:value-type="string" calcext:value-type="string">
            <text:p>:</text:p>
          </table:table-cell>
          <table:table-cell table:style-name="ce5" office:value-type="float" office:value="18.8" calcext:value-type="float">
            <text:p>18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is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4" calcext:value-type="float">
            <text:p>5.4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6.4" calcext:value-type="float">
            <text:p>6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2" calcext:value-type="float">
            <text:p>8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13.5" calcext:value-type="float">
            <text:p>13.50</text:p>
          </table:table-cell>
          <table:table-cell table:number-columns-repeated="3" table:style-name="ce5" office:value-type="float" office:value="13.6" calcext:value-type="float">
            <text:p>13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2.6" calcext:value-type="float">
            <text:p>12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lsenkirch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3" calcext:value-type="float">
            <text:p>4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6.6" calcext:value-type="float">
            <text:p>6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2" calcext:value-type="float">
            <text:p>5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üns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0" calcext:value-type="float">
            <text:p>20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32.1" calcext:value-type="float">
            <text:p>32.10</text:p>
          </table:table-cell>
          <table:table-cell table:number-columns-repeated="3" table:style-name="ce5" office:value-type="float" office:value="32.2" calcext:value-type="float">
            <text:p>32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2.9" calcext:value-type="float">
            <text:p>32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5.2" calcext:value-type="float">
            <text:p>5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1" calcext:value-type="float">
            <text:p>5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unschwei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5.4" calcext:value-type="float">
            <text:p>15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ach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8.6" calcext:value-type="float">
            <text:p>8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9" calcext:value-type="float">
            <text:p>8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refel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7" calcext:value-type="float">
            <text:p>10.7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2.4" calcext:value-type="float">
            <text:p>12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9" calcext:value-type="float">
            <text:p>10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berhaus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3.4" calcext:value-type="float">
            <text:p>3.4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übeck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9" calcext:value-type="float">
            <text:p>10.9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22.8" calcext:value-type="float">
            <text:p>22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1.3" calcext:value-type="float">
            <text:p>21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.2" calcext:value-type="float">
            <text:p>1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6" calcext:value-type="float">
            <text:p>4.6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5.7" calcext:value-type="float">
            <text:p>5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m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2" calcext:value-type="float">
            <text:p>8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6.8" calcext:value-type="float">
            <text:p>16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.4" calcext:value-type="float">
            <text:p>13.4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rn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3.7" calcext:value-type="float">
            <text:p>3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3" calcext:value-type="float">
            <text:p>4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lin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0.3" calcext:value-type="float">
            <text:p>0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nabrück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7.2" calcext:value-type="float">
            <text:p>17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21.5" calcext:value-type="float">
            <text:p>21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9" calcext:value-type="float">
            <text:p>19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dwigshafen am Rhei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1" calcext:value-type="float">
            <text:p>1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verkus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4.9" calcext:value-type="float">
            <text:p>4.9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2" calcext:value-type="float">
            <text:p>10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ldenburg (Oldenburg)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8.5" calcext:value-type="float">
            <text:p>18.5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25.7" calcext:value-type="float">
            <text:p>25.70</text:p>
          </table:table-cell>
          <table:table-cell table:number-columns-repeated="3" table:style-name="ce5" office:value-type="float" office:value="25.6" calcext:value-type="float">
            <text:p>25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8.7" calcext:value-type="float">
            <text:p>28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uss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9.8" calcext:value-type="float">
            <text:p>9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6" calcext:value-type="float">
            <text:p>9.6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idelbe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2" calcext:value-type="float">
            <text:p>8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2.5" calcext:value-type="float">
            <text:p>12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9.9" calcext:value-type="float">
            <text:p>19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derbor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5.1" calcext:value-type="float">
            <text:p>15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6.8" calcext:value-type="float">
            <text:p>16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1.8" calcext:value-type="float">
            <text:p>11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8" calcext:value-type="float">
            <text:p>11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cklinghaus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3" calcext:value-type="float">
            <text:p>7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0.2" calcext:value-type="float">
            <text:p>10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5" calcext:value-type="float">
            <text:p>10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olfs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1.2" calcext:value-type="float">
            <text:p>11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9" calcext:value-type="float">
            <text:p>11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merhav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3.5" calcext:value-type="float">
            <text:p>13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5" calcext:value-type="float">
            <text:p>14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ttrop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3" calcext:value-type="float">
            <text:p>7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8.1" calcext:value-type="float">
            <text:p>8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8" calcext:value-type="float">
            <text:p>4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ilbron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4" calcext:value-type="float">
            <text:p>5.4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5.5" calcext:value-type="float">
            <text:p>5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1" calcext:value-type="float">
            <text:p>5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mschei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0.3" calcext:value-type="float">
            <text:p>0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ffenbach am Mai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2" calcext:value-type="float">
            <text:p>7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4" calcext:value-type="float">
            <text:p>8.4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3.5" calcext:value-type="float">
            <text:p>13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8" calcext:value-type="float">
            <text:p>11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forzhei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.7" calcext:value-type="float">
            <text:p>1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golstad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5" calcext:value-type="float">
            <text:p>10.5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9.9" calcext:value-type="float">
            <text:p>9.90</text:p>
          </table:table-cell>
          <table:table-cell table:number-columns-repeated="3" table:style-name="ce5" office:value-type="float" office:value="10" calcext:value-type="float">
            <text:p>1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6.9" calcext:value-type="float">
            <text:p>16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r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8" calcext:value-type="float">
            <text:p>4.8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6.8" calcext:value-type="float">
            <text:p>6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1" calcext:value-type="float">
            <text:p>4.1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zgit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8.7" calcext:value-type="float">
            <text:p>8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2" calcext:value-type="float">
            <text:p>6.2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utlin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6.2" calcext:value-type="float">
            <text:p>6.2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6.3" calcext:value-type="float">
            <text:p>6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0.9" calcext:value-type="float">
            <text:p>10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ürth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8" calcext:value-type="float">
            <text:p>10.8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8.1" calcext:value-type="float">
            <text:p>8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8" calcext:value-type="float">
            <text:p>4.8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0" calcext:value-type="float">
            <text:p>20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27.9" calcext:value-type="float">
            <text:p>27.90</text:p>
          </table:table-cell>
          <table:table-cell table:number-columns-repeated="3" table:style-name="ce5" office:value-type="float" office:value="28" calcext:value-type="float">
            <text:p>28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4.9" calcext:value-type="float">
            <text:p>24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e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1" calcext:value-type="float">
            <text:p>2.1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3.3" calcext:value-type="float">
            <text:p>3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gisch Gladbach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2.5" calcext:value-type="float">
            <text:p>2.5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ildeshei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9.1" calcext:value-type="float">
            <text:p>9.1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1.7" calcext:value-type="float">
            <text:p>11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8.3" calcext:value-type="float">
            <text:p>18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tt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5" table:style-name="ce5" office:value-type="float" office:value="1.7" calcext:value-type="float">
            <text:p>1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wickau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2.7" calcext:value-type="float">
            <text:p>2.70</text:p>
          </table:table-cell>
          <table:table-cell table:number-columns-repeated="3" table:style-name="ce5" office:value-type="float" office:value="2.6" calcext:value-type="float">
            <text:p>2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6.3" calcext:value-type="float">
            <text:p>6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8" calcext:value-type="float">
            <text:p>10.8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32.1" calcext:value-type="float">
            <text:p>32.10</text:p>
          </table:table-cell>
          <table:table-cell table:number-columns-repeated="3" table:style-name="ce5" office:value-type="float" office:value="32" calcext:value-type="float">
            <text:p>32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8.5" calcext:value-type="float">
            <text:p>28.5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uppertal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5" table:style-name="ce5" office:value-type="float" office:value="0.8" calcext:value-type="float">
            <text:p>0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ena</text:p>
          </table:table-cell>
          <table:table-cell table:number-columns-repeated="15" table:style-name="ce4" office:value-type="string" calcext:value-type="string">
            <text:p>:</text:p>
          </table:table-cell>
          <table:table-cell table:number-columns-repeated="5" table:style-name="ce5" office:value-type="float" office:value="6.8" calcext:value-type="float">
            <text:p>6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1.3" calcext:value-type="float">
            <text:p>11.30</text:p>
          </table:table-cell>
          <table:table-cell table:number-columns-repeated="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üren, Stad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cholt, Stad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style-name="ce5" office:value-type="float" office:value="3.8" calcext:value-type="float">
            <text:p>3.80</text:p>
          </table:table-cell>
          <table:table-cell table:style-name="ce5" office:value-type="float" office:value="4.2" calcext:value-type="float">
            <text:p>4.20</text:p>
          </table:table-cell>
          <table:table-cell table:style-name="ce5" office:value-type="float" office:value="3.4" calcext:value-type="float">
            <text:p>3.40</text:p>
          </table:table-cell>
          <table:table-cell table:style-name="ce5" office:value-type="float" office:value="3.3" calcext:value-type="float">
            <text:p>3.30</text:p>
          </table:table-cell>
          <table:table-cell table:style-name="ce5" office:value-type="float" office:value="3" calcext:value-type="float">
            <text:p>3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style-name="ce5" office:value-type="float" office:value="2.8" calcext:value-type="float">
            <text:p>2.80</text:p>
          </table:table-cell>
          <table:table-cell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llin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style-name="ce5" office:value-type="float" office:value="1.5" calcext:value-type="float">
            <text:p>1.50</text:p>
          </table:table-cell>
          <table:table-cell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rtu</text:p>
          </table:table-cell>
          <table:table-cell table:number-columns-repeated="25" table:style-name="ce4" office:value-type="string" calcext:value-type="string">
            <text:p>:</text:p>
          </table:table-cell>
          <table:table-cell table:style-name="ce5" office:value-type="float" office:value="4.6" calcext:value-type="float">
            <text:p>4.60</text:p>
          </table:table-cell>
          <table:table-cell table:style-name="ce5" office:value-type="float" office:value="4" calcext:value-type="float">
            <text:p>4.00</text:p>
          </table:table-cell>
          <table:table-cell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r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15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blin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8.2" calcext:value-type="float">
            <text:p>8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blin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3" calcext:value-type="float">
            <text:p>5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rk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merick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lway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terford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th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thina (greater city)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hessaloni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át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raklei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ri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olo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oann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va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lama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.85" calcext:value-type="float">
            <text:p>4.85</text:p>
          </table:table-cell>
          <table:table-cell table:number-columns-repeated="1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08" calcext:value-type="float">
            <text:p>0.08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5.24" calcext:value-type="float">
            <text:p>5.24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0.47" calcext:value-type="float">
            <text:p>0.47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0.53" calcext:value-type="float">
            <text:p>0.53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72" calcext:value-type="float">
            <text:p>1.7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77" calcext:value-type="float">
            <text:p>0.77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74" calcext:value-type="float">
            <text:p>0.74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ragoz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38" calcext:value-type="float">
            <text:p>0.38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álag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29" calcext:value-type="float">
            <text:p>0.29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31" calcext:value-type="float">
            <text:p>0.31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urci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01" calcext:value-type="float">
            <text:p>1.01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52" calcext:value-type="float">
            <text:p>1.52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s Palmas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22" calcext:value-type="float">
            <text:p>0.22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ladoli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63" calcext:value-type="float">
            <text:p>0.63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6" calcext:value-type="float">
            <text:p>0.66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lma de Mallorc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71" calcext:value-type="float">
            <text:p>0.71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iago de Compostel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13" calcext:value-type="float">
            <text:p>0.13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1" calcext:value-type="float">
            <text:p>0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toria/Gasteiz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38" calcext:value-type="float">
            <text:p>1.38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58" calcext:value-type="float">
            <text:p>1.58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viedo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4" calcext:value-type="float">
            <text:p>0.14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1" calcext:value-type="float">
            <text:p>0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mplona/Iruñ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07" calcext:value-type="float">
            <text:p>0.07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72" calcext:value-type="float">
            <text:p>0.72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mplona/Iruñ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and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16" calcext:value-type="float">
            <text:p>0.16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13" calcext:value-type="float">
            <text:p>0.13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ledo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24" calcext:value-type="float">
            <text:p>0.24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16" calcext:value-type="float">
            <text:p>0.16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21" calcext:value-type="float">
            <text:p>0.21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dajoz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39" calcext:value-type="float">
            <text:p>0.39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ogroño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8" calcext:value-type="float">
            <text:p>0.58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lbao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08" calcext:value-type="float">
            <text:p>0.08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1" calcext:value-type="float">
            <text:p>0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lba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1" calcext:value-type="float">
            <text:p>1.5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órdoba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57" calcext:value-type="float">
            <text:p>0.57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icante/Alacant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39" calcext:value-type="float">
            <text:p>0.39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go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07" calcext:value-type="float">
            <text:p>0.07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jón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37" calcext:value-type="float">
            <text:p>0.37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'Hospitalet de Llobregat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33" calcext:value-type="float">
            <text:p>0.33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58" calcext:value-type="float">
            <text:p>0.58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0.06" calcext:value-type="float">
            <text:p>0.06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07" calcext:value-type="float">
            <text:p>0.07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 Coruña</text:p>
          </table:table-cell>
          <table:table-cell table:number-columns-repeated="18" table:style-name="ce4" office:value-type="string" calcext:value-type="string">
            <text:p>:</text:p>
          </table:table-cell>
          <table:table-cell table:style-name="ce5" office:value-type="float" office:value="0.1" calcext:value-type="float">
            <text:p>0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akald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u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eld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g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 Fernand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ro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ácer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reviej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zuelo de Alarcó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erto de Santa María, E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sl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vilé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lavera de la Re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lenc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 Boi de Llobrega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erro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nteved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u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nd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zas de Madrid, La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adalaja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 Cugat del Vallè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re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tx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ubí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iudad Rea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nidor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lil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adecan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nferr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 Sebastián de los Rey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mo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engiro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rdanyola del Vallè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lúcar de Barrame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anova i la Geltrú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at de Llobregat, E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ínea de la Concepción, 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rnellà de Llobrega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jadahon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remolino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stelldefel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ru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anoller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recif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l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l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a Lucía de Tiraja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llet del Vallè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dalo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óstol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lche/Elx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rtage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badel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erez de la Fronte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enlabr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 Sebastián/Donost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calá de Henar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erras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gané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merí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rgo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aman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corcó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taf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bacet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stellón de la Plana/Castelló de la Pla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el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ádi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ó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 Cristóbal de la Lagu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rrago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a Coloma de Gramene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aé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lei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urens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taró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os Hermana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gecira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bel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rejón de Ardo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cobenda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calá de Guadaí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co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Ávi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nalmáde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iclana de la Fronte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llado Villalb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uen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ivis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nar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or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éri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gunt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relaveg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demor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erto de la Cru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erto de la Cru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ter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gual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guala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ren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sla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vas-Vaciamadri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turtz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splugues de Llobrega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 Vicente del Raspeig/Sant Vicent del Raspei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number-columns-repeated="12" table:style-name="ce4" office:value-type="string" calcext:value-type="string">
            <text:p>:</text:p>
          </table:table-cell>
          <table:table-cell table:style-name="ce5" office:value-type="float" office:value="2.53" calcext:value-type="float">
            <text:p>2.53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is (greater city)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1" calcext:value-type="float">
            <text:p>5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rasbourg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6.71" calcext:value-type="float">
            <text:p>6.7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2.56" calcext:value-type="float">
            <text:p>2.56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5" office:value-type="float" office:value="2.73" calcext:value-type="float">
            <text:p>2.73</text:p>
          </table:table-cell>
          <table:table-cell table:number-columns-repeated="16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01" calcext:value-type="float">
            <text:p>4.0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lle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49" calcext:value-type="float">
            <text:p>2.4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.03" calcext:value-type="float">
            <text:p>3.03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51" calcext:value-type="float">
            <text:p>5.5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-Etienn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71" calcext:value-type="float">
            <text:p>1.7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 Havre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05" calcext:value-type="float">
            <text:p>1.05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mien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ncy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.52" calcext:value-type="float">
            <text:p>1.52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6" calcext:value-type="float">
            <text:p>3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tz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ims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79" calcext:value-type="float">
            <text:p>2.7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ijo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05" calcext:value-type="float">
            <text:p>5.0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itier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48" calcext:value-type="float">
            <text:p>5.4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lermont-Ferrand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4" calcext:value-type="float">
            <text:p>3.3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mog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sançon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32" calcext:value-type="float">
            <text:p>4.3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02" calcext:value-type="float">
            <text:p>5.0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jaccio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 Deni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ort-de-France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0.22" calcext:value-type="float">
            <text:p>0.22</text:p>
          </table:table-cell>
          <table:table-cell table:number-columns-repeated="17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27" calcext:value-type="float">
            <text:p>4.2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encienn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1" calcext:value-type="float">
            <text:p>2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ur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31" calcext:value-type="float">
            <text:p>5.3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ger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59" calcext:value-type="float">
            <text:p>5.5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st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25" calcext:value-type="float">
            <text:p>4.2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 Man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09" calcext:value-type="float">
            <text:p>4.0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79" calcext:value-type="float">
            <text:p>3.7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ulhous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93" calcext:value-type="float">
            <text:p>1.9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nkerque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4.6" calcext:value-type="float">
            <text:p>4.60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4" calcext:value-type="float">
            <text:p>2.9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rpigna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08" calcext:value-type="float">
            <text:p>3.0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87" calcext:value-type="float">
            <text:p>3.8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u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y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nemass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98" calcext:value-type="float">
            <text:p>1.9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orient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84" calcext:value-type="float">
            <text:p>2.8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ntbéliard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74" calcext:value-type="float">
            <text:p>1.7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oy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66" calcext:value-type="float">
            <text:p>3.6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goulêm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01" calcext:value-type="float">
            <text:p>2.0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ulogne-sur-Mer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46" calcext:value-type="float">
            <text:p>1.4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15" calcext:value-type="float">
            <text:p>3.1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alon-sur-Saô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43" calcext:value-type="float">
            <text:p>2.4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artr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ort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1" calcext:value-type="float">
            <text:p>2.9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lai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8" calcext:value-type="float">
            <text:p>3.3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ézier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41" calcext:value-type="float">
            <text:p>2.4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ra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urg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-Brieuc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Quimper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nn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62" calcext:value-type="float">
            <text:p>2.6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rbourg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6" calcext:value-type="float">
            <text:p>3.3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rb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67" calcext:value-type="float">
            <text:p>4.6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mpièg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82" calcext:value-type="float">
            <text:p>2.8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lfort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22" calcext:value-type="float">
            <text:p>3.2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a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35" calcext:value-type="float">
            <text:p>3.3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-Quenti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auvai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35" calcext:value-type="float">
            <text:p>2.3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vreux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93" calcext:value-type="float">
            <text:p>1.9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âteauroux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ive-la-Gaillard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bi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61" calcext:value-type="float">
            <text:p>4.6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réju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8" calcext:value-type="float">
            <text:p>2.9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âlons-en-Champag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13" calcext:value-type="float">
            <text:p>3.1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ubag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ix-en-Provence</text:p>
          </table:table-cell>
          <table:table-cell table:number-columns-repeated="7" table:style-name="ce4" office:value-type="string" calcext:value-type="string">
            <text:p>:</text:p>
          </table:table-cell>
          <table:table-cell table:style-name="ce5" office:value-type="float" office:value="0.91" calcext:value-type="float">
            <text:p>0.9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seille</text:p>
          </table:table-cell>
          <table:table-cell table:number-columns-repeated="7" table:style-name="ce4" office:value-type="string" calcext:value-type="string">
            <text:p>:</text:p>
          </table:table-cell>
          <table:table-cell table:style-name="ce5" office:value-type="float" office:value="0.64" calcext:value-type="float">
            <text:p>0.64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e Sophia-Antipoli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99" calcext:value-type="float">
            <text:p>2.9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ns - Liévi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36" calcext:value-type="float">
            <text:p>1.3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énin - Carvi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83" calcext:value-type="float">
            <text:p>1.8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ouai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52" calcext:value-type="float">
            <text:p>2.5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ne la Vallé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rsaill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C de la Boucle de la Sei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35" calcext:value-type="float">
            <text:p>1.3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énart en Ess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enc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ue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21" calcext:value-type="float">
            <text:p>2.2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Marne et Chanterei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76" calcext:value-type="float">
            <text:p>0.7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es deux Rives de la Sei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53" calcext:value-type="float">
            <text:p>0.5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C des Coteaux de la Sei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Europ' Ess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Brie Francilie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9" calcext:value-type="float">
            <text:p>0.6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les Portes de l'Ess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Val et Forêt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C de l'Ouest de la Plaine de Franc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49" calcext:value-type="float">
            <text:p>0.4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le Parisi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7" calcext:value-type="float">
            <text:p>0.6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lun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tes en Yvelin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vry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24" calcext:value-type="float">
            <text:p>1.2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u Plateau de Saclay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74" calcext:value-type="float">
            <text:p>1.74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e Seine Ess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u Val d'Org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7" calcext:value-type="float">
            <text:p>0.6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u Val d'Yerr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57" calcext:value-type="float">
            <text:p>0.5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Sénart - Val de Sei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71" calcext:value-type="float">
            <text:p>0.7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Val de Franc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8" calcext:value-type="float">
            <text:p>0.6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e la Vallée de Montmorency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92" calcext:value-type="float">
            <text:p>0.9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tigu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genteuil - Bezon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52" calcext:value-type="float">
            <text:p>1.5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rgy-Pontois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31" calcext:value-type="float">
            <text:p>1.3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arleville-Mézièr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lmar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.83" calcext:value-type="float">
            <text:p>5.8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 des Lacs de l'Essonne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.62" calcext:value-type="float">
            <text:p>0.6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int-Quentin en Yvelines</text:p>
          </table:table-cell>
          <table:table-cell table:number-columns-repeated="17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.05" calcext:value-type="float">
            <text:p>1.0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nn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greb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jek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avonski Bro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ije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pli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la - Po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da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82" calcext:value-type="float">
            <text:p>3.82</text:p>
          </table:table-cell>
          <table:table-cell table:number-columns-repeated="2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27" calcext:value-type="float">
            <text:p>0.27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.38" calcext:value-type="float">
            <text:p>1.38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05" calcext:value-type="float">
            <text:p>2.0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lano (greater city)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15" calcext:value-type="float">
            <text:p>0.15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apoli (greater city)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37" calcext:value-type="float">
            <text:p>1.37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.47" calcext:value-type="float">
            <text:p>1.47</text:p>
          </table:table-cell>
          <table:table-cell table:number-columns-repeated="1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i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96" calcext:value-type="float">
            <text:p>3.96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03" calcext:value-type="float">
            <text:p>4.03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tani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22" calcext:value-type="float">
            <text:p>0.22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nezi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21" calcext:value-type="float">
            <text:p>3.2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5.35" calcext:value-type="float">
            <text:p>5.3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ron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5.69" calcext:value-type="float">
            <text:p>5.69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66" calcext:value-type="float">
            <text:p>4.66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remon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8.65" calcext:value-type="float">
            <text:p>8.65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0.85" calcext:value-type="float">
            <text:p>10.8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ent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.53" calcext:value-type="float">
            <text:p>3.53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7" calcext:value-type="float">
            <text:p>4.7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ieste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34" calcext:value-type="float">
            <text:p>0.34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rugi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con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09" calcext:value-type="float">
            <text:p>0.09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scar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.76" calcext:value-type="float">
            <text:p>1.76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mpobass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08" calcext:value-type="float">
            <text:p>0.08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05" calcext:value-type="float">
            <text:p>0.0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sert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61" calcext:value-type="float">
            <text:p>1.61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rant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43" calcext:value-type="float">
            <text:p>0.43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52" calcext:value-type="float">
            <text:p>0.52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tenz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tanzaro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07" calcext:value-type="float">
            <text:p>0.07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04" calcext:value-type="float">
            <text:p>0.04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ggio di Calabria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18" calcext:value-type="float">
            <text:p>0.18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ssari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08" calcext:value-type="float">
            <text:p>0.08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gliari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do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sc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de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ogg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er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acen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lza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din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 Spez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c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let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sar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evis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res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t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v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s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sen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vo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te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cireal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velli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denon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cc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tamu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tont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lfet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ttipagl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scegli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rp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erigno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llarat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ron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gher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zi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ssuol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ss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at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m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vor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ggio nell'Emil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aven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erra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mi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racu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gam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orlì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t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cen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er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ugliano in Campan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essandr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ezz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osset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indis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apa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agu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dr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a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'Aqui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ypru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fkosi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 table:style-name="ce5" office:value-type="float" office:value="13" calcext:value-type="float">
            <text:p>13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5.1" calcext:value-type="float">
            <text:p>5.10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g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epaj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elga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ugavpil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niu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una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nevezy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ytu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laipe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aulia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xembourg (Grand Duchy)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dapes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skolc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yíregyhá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éc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brece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zege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yõ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ecskemé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zékesfehérvá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zombathel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zolno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tabány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szpré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ékéscsab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posvá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ge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naújváro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laegersze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pro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l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letta</text:p>
          </table:table-cell>
          <table:table-cell table:number-columns-repeated="11" table:style-name="ce4" office:value-type="string" calcext:value-type="string">
            <text:p>: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4" calcext:value-type="float">
            <text:p>24.00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23.8" calcext:value-type="float">
            <text:p>23.80</text:p>
          </table:table-cell>
          <table:table-cell table:style-name="ce5" office:value-type="float" office:value="25.7" calcext:value-type="float">
            <text:p>25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's-Gravenhag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1" calcext:value-type="float">
            <text:p>21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2" calcext:value-type="float">
            <text:p>22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Amsterd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1" calcext:value-type="float">
            <text:p>21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2" calcext:value-type="float">
            <text:p>22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Rotterd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Utrech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1" calcext:value-type="float">
            <text:p>21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1" calcext:value-type="float">
            <text:p>21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Eindhov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5" calcext:value-type="float">
            <text:p>25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4" calcext:value-type="float">
            <text:p>24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8" calcext:value-type="float">
            <text:p>28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8" calcext:value-type="float">
            <text:p>28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oning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4" calcext:value-type="float">
            <text:p>34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7" calcext:value-type="float">
            <text:p>37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1" calcext:value-type="float">
            <text:p>31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31" calcext:value-type="float">
            <text:p>31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Arnhe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9" calcext:value-type="float">
            <text:p>19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9" calcext:value-type="float">
            <text:p>19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Heerl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3" calcext:value-type="float">
            <text:p>23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5" calcext:value-type="float">
            <text:p>25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9" calcext:value-type="float">
            <text:p>29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2" calcext:value-type="float">
            <text:p>32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Sittard-Gelee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Nissewaar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Haarlem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9" calcext:value-type="float">
            <text:p>29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6" calcext:value-type="float">
            <text:p>26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5" calcext:value-type="float">
            <text:p>25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3" calcext:value-type="float">
            <text:p>23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Leiden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5" calcext:value-type="float">
            <text:p>35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1" calcext:value-type="float">
            <text:p>31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Ede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5" calcext:value-type="float">
            <text:p>25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0" calcext:value-type="float">
            <text:p>30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Alkmaar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3" calcext:value-type="float">
            <text:p>33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0" calcext:value-type="float">
            <text:p>30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6" calcext:value-type="float">
            <text:p>26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ngelo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32" calcext:value-type="float">
            <text:p>32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28" calcext:value-type="float">
            <text:p>28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number-columns-repeated="13" table:style-name="ce4" office:value-type="string" calcext:value-type="string">
            <text:p>:</text:p>
          </table:table-cell>
          <table:table-cell table:style-name="ce5" office:value-type="float" office:value="18" calcext:value-type="float">
            <text:p>18.00</text:p>
          </table:table-cell>
          <table:table-cell table:number-columns-repeated="14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en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.01" calcext:value-type="float">
            <text:p>1.0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71" calcext:value-type="float">
            <text:p>1.71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az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6.71" calcext:value-type="float">
            <text:p>6.71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19" calcext:value-type="float">
            <text:p>19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nz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2.41" calcext:value-type="float">
            <text:p>2.4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25" calcext:value-type="float">
            <text:p>2.25</text:p>
          </table:table-cell>
          <table:table-cell table:number-columns-repeated="1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zbur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nsbruc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lagenfur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rszaw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ód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rakó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rocla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zna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dans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zczec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ydgoszc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bl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towi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órnoslaski Zwiazek Metropolitaln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alysto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iel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u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lszty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zeszó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pol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orzów Wielkopols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ielona Gó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elenia Gó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wy Sac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uwal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n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or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zestochow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ado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oc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lis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szal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ups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astrzebie-Zdrój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edl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otrków Trybunals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b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owrocla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trowiec Swietokrzys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niez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argard Szczecins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trów Wielkopols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zemys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mosc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l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biani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logó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alowa Wo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maszów Mazowieck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omz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szno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widni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gier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cze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l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dyn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snowiec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liwic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abrz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yto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elsko-Bia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uda Slask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ybni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ych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lbrzych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lbla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loclawe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rnó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orzów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gni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udziadz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66" calcext:value-type="float">
            <text:p>0.6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sbo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2" calcext:value-type="float">
            <text:p>0.1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sboa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8" calcext:value-type="float">
            <text:p>0.18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t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to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9" calcext:value-type="float">
            <text:p>0.2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g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1" calcext:value-type="float">
            <text:p>0.2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uncha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imbr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etúba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46" calcext:value-type="float">
            <text:p>0.4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nta Delgad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veir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6" calcext:value-type="float">
            <text:p>2.7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ar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77" calcext:value-type="float">
            <text:p>0.7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eixa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52" calcext:value-type="float">
            <text:p>0.5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mador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09" calcext:value-type="float">
            <text:p>0.0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mad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divela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seu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3" calcext:value-type="float">
            <text:p>0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ong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35" calcext:value-type="float">
            <text:p>0.35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ana do Castel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ared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41" calcext:value-type="float">
            <text:p>0.4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reir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72" calcext:value-type="float">
            <text:p>0.7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óvoa de Varzi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1" calcext:value-type="float">
            <text:p>2.21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ntr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9" calcext:value-type="float">
            <text:p>0.2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a Nova de Gai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4" calcext:value-type="float">
            <text:p>0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tosinho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47" calcext:value-type="float">
            <text:p>0.4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ondoma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2" calcext:value-type="float">
            <text:p>0.2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imarã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ila Franca de Xir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27" calcext:value-type="float">
            <text:p>0.2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curest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luj-Napoc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imisoa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raio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il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rade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ca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ra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bi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ârgu Mure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atra Neam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laras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iurgi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lba Iul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ocsa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ârgu Ji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ulce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ârgovist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ati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ârla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stri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nstant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as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lat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sov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oiest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itest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ia Mar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za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tu Mar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tosan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âmnicu Vâlce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uceav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robeta-Turnu Severi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jublja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ribo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tislav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2" calcext:value-type="float">
            <text:p>0.2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0.3" calcext:value-type="float">
            <text:p>0.3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sic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nská Bystric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itr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esov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4.28" calcext:value-type="float">
            <text:p>14.28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4.28" calcext:value-type="float">
            <text:p>14.28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ilin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6" calcext:value-type="float">
            <text:p>3.6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nava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6.1" calcext:value-type="float">
            <text:p>6.1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.5" calcext:value-type="float">
            <text:p>5.5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6.6" calcext:value-type="float">
            <text:p>6.6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encí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.1" calcext:value-type="float">
            <text:p>3.1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10.34" calcext:value-type="float">
            <text:p>10.34</text:p>
          </table:table-cell>
          <table:table-cell table:number-columns-repeated="1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lsinki / Helsingfors</text:p>
          </table:table-cell>
          <table:table-cell table:number-columns-repeated="10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9.5" calcext:value-type="float">
            <text:p>9.5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7" calcext:value-type="float">
            <text:p>17.00</text:p>
          </table:table-cell>
          <table:table-cell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lsinki / Helsingfors (greater city)</text:p>
          </table:table-cell>
          <table:table-cell table:number-columns-repeated="14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mpere / Tammerfors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5.5" calcext:value-type="float">
            <text:p>5.50</text:p>
          </table:table-cell>
          <table:table-cell table:number-columns-repeated="7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2" table:style-name="ce5" office:value-type="float" office:value="13" calcext:value-type="float">
            <text:p>13.00</text:p>
          </table:table-cell>
          <table:table-cell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urku / Åbo</text:p>
          </table:table-cell>
          <table:table-cell table:number-columns-repeated="7" table:style-name="ce4" office:value-type="string" calcext:value-type="string">
            <text:p>:</text:p>
          </table:table-cell>
          <table:table-cell table:style-name="ce5" office:value-type="float" office:value="10.4" calcext:value-type="float">
            <text:p>10.40</text:p>
          </table:table-cell>
          <table:table-cell table:number-columns-repeated="6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5.5" calcext:value-type="float">
            <text:p>15.50</text:p>
          </table:table-cell>
          <table:table-cell table:number-columns-repeated="9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ulu</text:p>
          </table:table-cell>
          <table:table-cell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4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5" calcext:value-type="float">
            <text:p>15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34" calcext:value-type="float">
            <text:p>3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4" calcext:value-type="float">
            <text:p>24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24" calcext:value-type="float">
            <text:p>24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spoo / Esb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ntaa / Vand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hti / Lahti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uopio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5.6" calcext:value-type="float">
            <text:p>35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yväskylä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1.5" calcext:value-type="float">
            <text:p>11.5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5" table:style-name="ce4" office:value-type="string" calcext:value-type="string">
            <text:p>:</text:p>
          </table:table-cell>
          <table:table-cell table:style-name="ce5" office:value-type="float" office:value="0.27" calcext:value-type="float">
            <text:p>0.27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ockhol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ockholm (greater city)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öteborg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4" calcext:value-type="float">
            <text:p>14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lmö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2" calcext:value-type="float">
            <text:p>2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4" calcext:value-type="float">
            <text:p>24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Jönköping</text:p>
          </table:table-cell>
          <table:table-cell table:number-columns-repeated="12" table:style-name="ce4" office:value-type="string" calcext:value-type="string">
            <text:p>: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meå</text:p>
          </table:table-cell>
          <table:table-cell table:number-columns-repeated="8" table:style-name="ce4" office:value-type="string" calcext:value-type="string">
            <text:p>:</text:p>
          </table:table-cell>
          <table:table-cell table:style-name="ce5" office:value-type="float" office:value="26" calcext:value-type="float">
            <text:p>26.00</text:p>
          </table:table-cell>
          <table:table-cell table:number-columns-repeated="2" table:style-name="ce4" office:value-type="string" calcext:value-type="string">
            <text:p>:</text:p>
          </table:table-cell>
          <table:table-cell table:style-name="ce5" office:value-type="float" office:value="31" calcext:value-type="float">
            <text:p>31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26" calcext:value-type="float">
            <text:p>26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ppsala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17" calcext:value-type="float">
            <text:p>17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nköping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Örebro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20" calcext:value-type="float">
            <text:p>20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ästerå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rköpin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elsingborg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rå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ondon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3" calcext:value-type="float">
            <text:p>4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rmingh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est Midlands urban are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eds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4" calcext:value-type="float">
            <text:p>0.4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9" calcext:value-type="float">
            <text:p>1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lasgow City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82" calcext:value-type="float">
            <text:p>1.82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dfor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verpoo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1" calcext:value-type="float">
            <text:p>2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verpoo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1" calcext:value-type="float">
            <text:p>2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ity of Edinburgh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79" calcext:value-type="float">
            <text:p>4.7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ches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2" calcext:value-type="float">
            <text:p>4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Manche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rdiff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3.8" calcext:value-type="float">
            <text:p>3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heffield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9" calcext:value-type="float">
            <text:p>1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isto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lfas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3" calcext:value-type="float">
            <text:p>2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wcastle upon Tyn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yneside conurbati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ices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9" calcext:value-type="float">
            <text:p>1.9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3.8" calcext:value-type="float">
            <text:p>3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icester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berdeen City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mbridg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5.3" calcext:value-type="float">
            <text:p>5.3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31.9" calcext:value-type="float">
            <text:p>31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xe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6.6" calcext:value-type="float">
            <text:p>6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incol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6.3" calcext:value-type="float">
            <text:p>6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avesh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evenage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rexh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tsmouth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rtsmouth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6.4" calcext:value-type="float">
            <text:p>6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orcester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ventry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ingston-upon-Hul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0.1" calcext:value-type="float">
            <text:p>10.1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8.3" calcext:value-type="float">
            <text:p>8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oke-on-trent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7" calcext:value-type="float">
            <text:p>1.7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olverhampton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ttingham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2" calcext:value-type="float">
            <text:p>3.2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3.7" calcext:value-type="float">
            <text:p>3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er Notting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4" calcext:value-type="float">
            <text:p>3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rral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3" calcext:value-type="float">
            <text:p>2.3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7" calcext:value-type="float">
            <text:p>1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th and North East Somerse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2" calcext:value-type="float">
            <text:p>3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hurroc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uild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hane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uneaton and Bedwor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ven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6.5" calcext:value-type="float">
            <text:p>6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unbridge Well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sh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ast Staffordshir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4" calcext:value-type="float">
            <text:p>3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rling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orthing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5" calcext:value-type="float">
            <text:p>5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sfiel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sterfiel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rn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at Yarmou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oking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rtlepoo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nnock Chas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astbourn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2" calcext:value-type="float">
            <text:p>3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sting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yndbur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dditc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mwor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3" calcext:value-type="float">
            <text:p>2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rlow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l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ity of Lond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8" calcext:value-type="float">
            <text:p>5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king and Dagen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ne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x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en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om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mde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.1" calcext:value-type="float">
            <text:p>7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royd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aling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1" calcext:value-type="float">
            <text:p>3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nfiel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reenwic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ckn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5.4" calcext:value-type="float">
            <text:p>15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mmersmith and Ful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.9" calcext:value-type="float">
            <text:p>7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ring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2" calcext:value-type="float">
            <text:p>5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rrow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8" calcext:value-type="float">
            <text:p>0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vering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illingd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ounslow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4" calcext:value-type="float">
            <text:p>3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sling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0.1" calcext:value-type="float">
            <text:p>10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ensington and Chelse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4" calcext:value-type="float">
            <text:p>5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ingston upon Tham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mbe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8.5" calcext:value-type="float">
            <text:p>8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ewis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1" calcext:value-type="float">
            <text:p>4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r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w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7" calcext:value-type="float">
            <text:p>1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dbridg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chmond upon Tham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6.7" calcext:value-type="float">
            <text:p>6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war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ut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wer Hamlet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ltham Fores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9" calcext:value-type="float">
            <text:p>2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ndswor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.9" calcext:value-type="float">
            <text:p>7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estmin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3" calcext:value-type="float">
            <text:p>5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irkle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th Lanarkshire (Airdrie/Bellshill/Coatbridge/Motherwell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33" calcext:value-type="float">
            <text:p>0.33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kefiel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d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ga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7" calcext:value-type="float">
            <text:p>1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onca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ockpor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ef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ndwel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underlan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l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lsal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6" calcext:value-type="float">
            <text:p>1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edwa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ther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9" calcext:value-type="float">
            <text:p>0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ighton and Hov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3" calcext:value-type="float">
            <text:p>5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lymou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wanse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rb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9" calcext:value-type="float">
            <text:p>3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rns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7" calcext:value-type="float">
            <text:p>0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amp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8" calcext:value-type="float">
            <text:p>4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ld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mesid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af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3" calcext:value-type="float">
            <text:p>3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lton Keyn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chdal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1" calcext:value-type="float">
            <text:p>1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lihul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thamp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th Tynesid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teshea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rring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Yor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2.1" calcext:value-type="float">
            <text:p>12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r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wind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ockton-on-Tee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. Helen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sild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8" calcext:value-type="float">
            <text:p>1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urnemout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ournemouth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ycomb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4" calcext:value-type="float">
            <text:p>1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end-on-Sea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" calcext:value-type="float">
            <text:p>3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end-on-Sea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elford and Wreki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2" calcext:value-type="float">
            <text:p>2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th East Lincolnshir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6" calcext:value-type="float">
            <text:p>5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lms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1" calcext:value-type="float">
            <text:p>3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eterboroug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lche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2" calcext:value-type="float">
            <text:p>4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 Tynesid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3" calcext:value-type="float">
            <text:p>2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singstoke and Dean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3" calcext:value-type="float">
            <text:p>2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d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1" calcext:value-type="float">
            <text:p>4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undee Cit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9" calcext:value-type="float">
            <text:p>1.3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Falkir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4" calcext:value-type="float">
            <text:p>4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ading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lackpool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4" calcext:value-type="float">
            <text:p>3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idston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3" calcext:value-type="float">
            <text:p>1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ool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1" calcext:value-type="float">
            <text:p>5.1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coru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lackburn with Darwe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wpor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iddlesbroug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xford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8.7" calcext:value-type="float">
            <text:p>18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orba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eston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Preston (greater city)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7" calcext:value-type="float">
            <text:p>2.7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 Albans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9" calcext:value-type="float">
            <text:p>1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arwick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3.4" calcext:value-type="float">
            <text:p>3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wcastle-under-Lym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wic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9.3" calcext:value-type="float">
            <text:p>9.3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loug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5" calcext:value-type="float">
            <text:p>2.5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shire West and Che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pswich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4.9" calcext:value-type="float">
            <text:p>4.9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heltenham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loucester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5.2" calcext:value-type="float">
            <text:p>5.2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racknell Fores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4" calcext:value-type="float">
            <text:p>2.4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arlisle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8" calcext:value-type="float">
            <text:p>2.8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rawley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2.6" calcext:value-type="float">
            <text:p>2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rry &amp; Strabane Local Government District</text:p>
          </table:table-cell>
          <table:table-cell table:number-columns-repeated="21" table:style-name="ce4" office:value-type="string" calcext:value-type="string">
            <text:p>: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6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kar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dan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Antaly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likesi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ur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nizl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iyarbaki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dirne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Erzurum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aziantep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atay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stanbul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zmi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rs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stamonu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ayser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caeli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ony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laty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anisa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evsehir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msu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iirt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abzo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onguldak</text:p>
          </table:table-cell>
          <table:table-cell table:number-columns-repeated="2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Norge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13" calcext:value-type="float">
            <text:p>13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6" calcext:value-type="float">
            <text:p>16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3" table:style-name="ce4" office:value-type="string" calcext:value-type="string">
            <text:p>:</text:p>
          </table:table-cell>
          <table:table-cell table:style-name="ce5" office:value-type="float" office:value="12" calcext:value-type="float">
            <text:p>12.00</text:p>
          </table:table-cell>
          <table:table-cell table:number-columns-repeated="8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number-columns-repeated="15" table:style-name="ce4" office:value-type="string" calcext:value-type="string">
            <text:p>: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12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chweiz/Suisse</text:p>
          </table:table-cell>
          <table:table-cell table:style-name="ce5" office:value-type="float" office:value="7.23" calcext:value-type="float">
            <text:p>7.23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6.87" calcext:value-type="float">
            <text:p>6.87</text:p>
          </table:table-cell>
          <table:table-cell table:number-columns-repeated="17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ürich</text:p>
          </table:table-cell>
          <table:table-cell table:style-name="ce5" office:value-type="float" office:value="3.31" calcext:value-type="float">
            <text:p>3.3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86" calcext:value-type="float">
            <text:p>4.86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3.9" calcext:value-type="float">
            <text:p>3.90</text:p>
          </table:table-cell>
          <table:table-cell table:style-name="ce5" office:value-type="float" office:value="4.53" calcext:value-type="float">
            <text:p>4.53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Zürich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nève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6.86" calcext:value-type="float">
            <text:p>6.86</text:p>
          </table:table-cell>
          <table:table-cell table:style-name="ce5" office:value-type="float" office:value="6.4" calcext:value-type="float">
            <text:p>6.40</text:p>
          </table:table-cell>
          <table:table-cell table:style-name="ce5" office:value-type="float" office:value="6.79" calcext:value-type="float">
            <text:p>6.79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Genève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5.7" calcext:value-type="float">
            <text:p>5.70</text:p>
          </table:table-cell>
          <table:table-cell table:style-name="ce5" office:value-type="float" office:value="6.05" calcext:value-type="float">
            <text:p>6.05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sel</text:p>
          </table:table-cell>
          <table:table-cell table:style-name="ce5" office:value-type="float" office:value="10.72" calcext:value-type="float">
            <text:p>10.72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5.35" calcext:value-type="float">
            <text:p>15.35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3.35" calcext:value-type="float">
            <text:p>13.35</text:p>
          </table:table-cell>
          <table:table-cell table:style-name="ce5" office:value-type="float" office:value="13.7" calcext:value-type="float">
            <text:p>13.70</text:p>
          </table:table-cell>
          <table:table-cell table:style-name="ce5" office:value-type="float" office:value="14.93" calcext:value-type="float">
            <text:p>14.93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asel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11.9" calcext:value-type="float">
            <text:p>11.90</text:p>
          </table:table-cell>
          <table:table-cell table:style-name="ce5" office:value-type="float" office:value="13.27" calcext:value-type="float">
            <text:p>13.27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n</text:p>
          </table:table-cell>
          <table:table-cell table:style-name="ce5" office:value-type="float" office:value="7.55" calcext:value-type="float">
            <text:p>7.55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1.44" calcext:value-type="float">
            <text:p>11.44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81" calcext:value-type="float">
            <text:p>7.81</text:p>
          </table:table-cell>
          <table:table-cell table:style-name="ce5" office:value-type="float" office:value="7.8" calcext:value-type="float">
            <text:p>7.80</text:p>
          </table:table-cell>
          <table:table-cell table:style-name="ce5" office:value-type="float" office:value="7.6" calcext:value-type="float">
            <text:p>7.60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ern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.86" calcext:value-type="float">
            <text:p>6.86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usanne</text:p>
          </table:table-cell>
          <table:table-cell table:style-name="ce5" office:value-type="float" office:value="0.6" calcext:value-type="float">
            <text:p>0.60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0.92" calcext:value-type="float">
            <text:p>0.92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.2" calcext:value-type="float">
            <text:p>1.20</text:p>
          </table:table-cell>
          <table:table-cell table:style-name="ce5" office:value-type="float" office:value="1.54" calcext:value-type="float">
            <text:p>1.54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ausanne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1.2" calcext:value-type="float">
            <text:p>1.20</text:p>
          </table:table-cell>
          <table:table-cell table:style-name="ce5" office:value-type="float" office:value="1.47" calcext:value-type="float">
            <text:p>1.47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interthur</text:p>
          </table:table-cell>
          <table:table-cell table:style-name="ce5" office:value-type="float" office:value="16.09" calcext:value-type="float">
            <text:p>16.09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3.2" calcext:value-type="float">
            <text:p>13.20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43" calcext:value-type="float">
            <text:p>8.43</text:p>
          </table:table-cell>
          <table:table-cell table:style-name="ce5" office:value-type="float" office:value="8.7" calcext:value-type="float">
            <text:p>8.70</text:p>
          </table:table-cell>
          <table:table-cell table:style-name="ce5" office:value-type="float" office:value="9.04" calcext:value-type="float">
            <text:p>9.04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t. Gallen</text:p>
          </table:table-cell>
          <table:table-cell table:style-name="ce5" office:value-type="float" office:value="4.84" calcext:value-type="float">
            <text:p>4.84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6.05" calcext:value-type="float">
            <text:p>6.05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3.97" calcext:value-type="float">
            <text:p>3.97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3.57" calcext:value-type="float">
            <text:p>3.57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zern</text:p>
          </table:table-cell>
          <table:table-cell table:style-name="ce5" office:value-type="float" office:value="6.27" calcext:value-type="float">
            <text:p>6.27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7.89" calcext:value-type="float">
            <text:p>7.89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8.33" calcext:value-type="float">
            <text:p>8.33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zern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7.4" calcext:value-type="float">
            <text:p>7.40</text:p>
          </table:table-cell>
          <table:table-cell table:style-name="ce5" office:value-type="float" office:value="7.72" calcext:value-type="float">
            <text:p>7.72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gano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.65" calcext:value-type="float">
            <text:p>1.65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1.6" calcext:value-type="float">
            <text:p>1.60</text:p>
          </table:table-cell>
          <table:table-cell table:style-name="ce5" office:value-type="float" office:value="1.81" calcext:value-type="float">
            <text:p>1.81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Lugano (greater city)</text:p>
          </table:table-cell>
          <table:table-cell table:number-columns-repeated="23" table:style-name="ce4" office:value-type="string" calcext:value-type="string">
            <text:p>: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1.81" calcext:value-type="float">
            <text:p>1.81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Biel/Bienne</text:p>
          </table:table-cell>
          <table:table-cell table:style-name="ce5" office:value-type="float" office:value="12.16" calcext:value-type="float">
            <text:p>12.16</text:p>
          </table:table-cell>
          <table:table-cell table:number-columns-repeated="9" table:style-name="ce4" office:value-type="string" calcext:value-type="string">
            <text:p>:</text:p>
          </table:table-cell>
          <table:table-cell table:style-name="ce5" office:value-type="float" office:value="11.24" calcext:value-type="float">
            <text:p>11.24</text:p>
          </table:table-cell>
          <table:table-cell table:number-columns-repeated="11" table:style-name="ce4" office:value-type="string" calcext:value-type="string">
            <text:p>: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6.89" calcext:value-type="float">
            <text:p>6.89</text:p>
          </table:table-cell>
          <table:table-cell table:number-columns-repeated="3" table:style-name="ce4" office:value-type="string" calcext:value-type="string">
            <text:p>: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1" table:number-rows-repeated="1047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ltr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578" meta:object-count="0"/>
    <meta:generator>LibreOffice/5.1.6.2$Linux_X86_64 LibreOffice_project/10m0$Build-2</meta:generator>
  </office:meta>
</office:document-meta>
</file>